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mic Sans MS" fo:font-size="8pt" style:font-name-asian="Monospace" style:font-size-asian="8pt" style:font-name-complex="Monospace" style:font-size-complex="8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mic Sans MS" fo:font-size="8pt" style:font-name-asian="Monospace" style:font-size-asian="8pt" style:font-name-complex="Monospace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fo:font-style="normal" style:font-name-asian="Monospace" style:font-size-asian="12pt" style:font-style-asian="normal" style:font-name-complex="Monospace" style:font-size-complex="12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Comic Sans MS" fo:font-size="8pt" style:font-name-asian="Monospace" style:font-size-asian="8pt" style:font-name-complex="Monospace" style:font-size-complex="8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solid" style:text-underline-width="auto" style:text-underline-color="font-color" style:font-name-asian="Monospace" style:font-size-asian="12pt" style:font-style-asian="normal" style:font-name-complex="Monospace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style:font-name-asian="Monospace" style:font-size-asian="12pt" style:font-style-asian="normal" style:font-name-complex="Monospace" style:font-size-complex="12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/>
    </style:style>
    <style:style style:name="T4" style:family="text">
      <style:text-properties fo:color="#2a00ff"/>
    </style:style>
    <style:style style:name="T5" style:family="text">
      <style:text-properties fo:color="#0000c0" fo:font-style="italic" style:font-style-asian="italic" style:font-style-complex="italic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font-name="Times New Roman" fo:font-size="12pt" fo:font-style="normal" style:font-size-asian="12pt" style:font-style-asian="normal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nexe au compte rendu d’activités</text:p>
      <text:p text:style-name="P2">de Michaël Ory</text:p>
      <text:p text:style-name="P2">du 1/11/2013 au 30/11/2013</text:p>
      <text:p text:style-name="P1"/>
      <text:p text:style-name="P1"/>
      <text:p text:style-name="P1"/>
      <text:p text:style-name="P10">Stratégie de suppression</text:p>
      <text:p text:style-name="P9">En fonction des cas d’utilisation l'utilisateur peut vouloir obtenir différent comportement de la suppression.</text:p>
      <text:p text:style-name="P9">Réalisation des tests unitaires afin de lister les différents scénarios :</text:p>
      <text:p text:style-name="P9">Cas nominal : suppression du nœud.</text:p>
      <text:p text:style-name="P9">Variante force : suppression du nœud et de ses dépendances.</text:p>
      <text:p text:style-name="P9">Variante conserve : suppression du nœud mais reconstruction de ses dépendances.</text:p>
      <text:p text:style-name="P9">Variante project : stratégie utilisé pour les valeurs par défaut, permet de supprimer le nœud et de projeter :</text:p>
      <text:p text:style-name="P9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>Cache cache = GenericSystem.<text:span text:style-name="T2">newCacheOnANewInMemoryEngine</text:span>().start();</text:p>
            <text:p text:style-name="P6"><text:span text:style-name="T3">Type car = cache.addType(</text:span><text:span text:style-name="T4">"Car"</text:span><text:span text:style-name="T3">);</text:span></text:p>
            <text:p text:style-name="P6"><text:span text:style-name="T3">Type color = cache.addType(</text:span><text:span text:style-name="T4">"Color"</text:span><text:span text:style-name="T3">);</text:span></text:p>
            <text:p text:style-name="P6"><text:span text:style-name="T3">Relation carColor = car.setRelation(</text:span><text:span text:style-name="T4">"CarColor"</text:span><text:span text:style-name="T3">, color);</text:span></text:p>
            <text:p text:style-name="P5">carColor.enableSingularConstraint();</text:p>
            <text:p text:style-name="P6"/>
            <text:p text:style-name="P6"><text:span text:style-name="T3">Generic myCar = car.addInstance(</text:span><text:span text:style-name="T4">"myCar"</text:span><text:span text:style-name="T3">);</text:span></text:p>
            <text:p text:style-name="P6"><text:span text:style-name="T3">Generic red = color.addInstance(</text:span><text:span text:style-name="T4">"Red"</text:span><text:span text:style-name="T3">);</text:span></text:p>
            <text:p text:style-name="P6"><text:span text:style-name="T3">Link carRed = car.setLink(carColor, </text:span><text:span text:style-name="T4">"carRed"</text:span><text:span text:style-name="T3">, red);</text:span></text:p>
            <text:p text:style-name="P6"/>
            <text:p text:style-name="P6"><text:span text:style-name="T3">carRed.remove(RemoveStrategy.</text:span><text:span text:style-name="T5">PROJECT</text:span><text:span text:style-name="T3">);</text:span></text:p>
            <text:p text:style-name="P6"><text:span text:style-name="T6">assert</text:span><text:span text:style-name="T3"> !carRed.isAlive();</text:span></text:p>
            <text:p text:style-name="P6"><text:span text:style-name="T6">assert</text:span><text:span text:style-name="T3"> myCar.getLink(carColor, red) != </text:span><text:span text:style-name="T6">null</text:span><text:span text:style-name="T3">;</text:span></text:p>
          </table:table-cell>
        </table:table-row>
      </table:table>
      <text:p text:style-name="P9">Ci-dessus nous pouvons remarquer que l'instance <text:span text:style-name="T2">myCar </text:span><text:span text:style-name="T7">a un lien vers red qui a été créé automatiquement.</text:span></text:p>
      <text:p text:style-name="P9"/>
      <text:p text:style-name="P10">Suppression de la décomposition en primaire</text:p>
      <text:p text:style-name="P7">Conception et implementation du superOf avec les supers et components.</text:p>
      <text:p text:style-name="P7">Cette nouvelle manière de faire nous a permit de supprimer la décomposition en primaire.</text:p>
      <text:p text:style-name="P9"/>
      <text:p text:style-name="P14">Sérialisation</text:p>
      <text:p text:style-name="P7">Conception et implémentation de la sérialisation du Cache.</text:p>
      <text:p text:style-name="P7">Réalisation des tests unitaires afin de valider la nouvelle fonctionnalité.</text:p>
      <text:p text:style-name="P9"/>
      <text:p text:style-name="P10">Autre</text:p>
      <text:p text:style-name="P15">Refactorisation des méthodes clear et clean.</text:p>
      <text:p text:style-name="P9">Suppression de la fonctionnalité phantom, le null est une valeur comme les autres.</text:p>
      <text:p text:style-name="P7">Refactorisation de la fonctionnalité des automatiqu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3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8T11:24:46</meta:creation-date>
    <dc:date>2013-12-19T11:10:07</dc:date>
    <meta:editing-duration>P9DT23H23M59S</meta:editing-duration>
    <meta:editing-cycles>149</meta:editing-cycles>
    <meta:generator>LibreOffice/3.5$Linux_X86_64 LibreOffice_project/350m1$Build-2</meta:generator>
    <meta:print-date>2013-12-19T10:53:33</meta:print-date>
    <meta:document-statistic meta:table-count="1" meta:image-count="0" meta:object-count="0" meta:page-count="1" meta:paragraph-count="32" meta:word-count="218" meta:character-count="1662" meta:non-whitespace-character-count="1476"/>
  </office:meta>
</office:document-meta>
</file>